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72e"/>
    </style:style>
    <style:style style:name="P2" style:family="paragraph" style:parent-style-name="Standard">
      <style:text-properties fo:font-size="14pt" officeooo:rsid="000a2db6" officeooo:paragraph-rsid="000a2db6" style:font-size-asian="12.25pt" style:font-size-complex="14pt"/>
    </style:style>
    <style:style style:name="P3" style:family="paragraph" style:parent-style-name="Standard">
      <style:text-properties officeooo:paragraph-rsid="000fb72e"/>
    </style:style>
    <style:style style:name="P4" style:family="paragraph" style:parent-style-name="Standard">
      <style:text-properties officeooo:paragraph-rsid="0010ff83"/>
    </style:style>
    <style:style style:name="P5" style:family="paragraph" style:parent-style-name="Standard">
      <style:text-properties officeooo:paragraph-rsid="00111d12"/>
    </style:style>
    <style:style style:name="P6" style:family="paragraph" style:parent-style-name="Standard">
      <style:text-properties officeooo:paragraph-rsid="0012b56b"/>
    </style:style>
    <style:style style:name="T1" style:family="text">
      <style:text-properties officeooo:rsid="000fb72e"/>
    </style:style>
    <style:style style:name="T2" style:family="text">
      <style:text-properties officeooo:rsid="0010dfc0"/>
    </style:style>
    <style:style style:name="T3" style:family="text">
      <style:text-properties officeooo:rsid="0010ff83"/>
    </style:style>
    <style:style style:name="T4" style:family="text">
      <style:text-properties officeooo:rsid="00111d12"/>
    </style:style>
    <style:style style:name="T5" style:family="text">
      <style:text-properties officeooo:rsid="0012b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diul actual</text:p>
      <text:p text:style-name="Standard"/>
      <text:p text:style-name="Standard">Android este o platformă open source dezvoltată pentru dispozitivele mobile. </text:p>
      <text:p text:style-name="Standard"><text:span text:style-name="T1">Android este dezvoltat de Google, și de</text:span><text:span text:style-name="T2">ț</text:span><text:span text:style-name="T1">inut de Open Handset Alliance. Scopul gruparii este de a accelera dezvoltarea platformei și de a oferi utilizatorilor o experiență mobilă mai bogată și mai ieftină.</text:span></text:p>
      <text:p text:style-name="P1"/>
      <text:p text:style-name="P3"><text:span text:style-name="T1">Pentru prima data, este o platformă open source, care separă hardware-ul de software-ul care rulează pe acesta. </text:span><text:span text:style-name="T2">Aceasta permite unui număr mare de dispozitive de a rula aceleași aplicații și creează un ecosistem mult mai bogat pentru dezvoltatori și utilizatori.</text:span></text:p>
      <text:p text:style-name="P3"><text:span text:style-name="T2"/></text:p>
      <text:p text:style-name="P4"><text:span text:style-name="T3">Android este un stack software complet pentru dispozitivele mobile.</text:span></text:p>
      <text:p text:style-name="P4"><text:span text:style-name="T3">Pentru dezvoltatori oferă toate uneltele și frameworkurile necesare dezvoltării aplicațiilor rapid și ușor. Pentru dezvoltare este nevoie doar de Android SDK, nu este necesar un dispozitiv cu Android.</text:span></text:p>
      <text:p text:style-name="P4"><text:span text:style-name="T3">Pentru utilizatori, Android funcționează out of the box, și este ușor de customizat.</text:span></text:p>
      <text:p text:style-name="P5"><text:span text:style-name="T3">Pentru producători, este o soluție completă pentru a rula pe dispozitivele produse. </text:span><text:span text:style-name="T4">În afară de câteva drivere specifice pentru hardware, Android oferă tot ce este nevoie. </text:span></text:p>
      <text:p text:style-name="P4"><text:span text:style-name="T3"/></text:p>
      <text:p text:style-name="P5"><text:span text:style-name="T4">Android este o platformă open source. Întregul stack, de la modulele Linux low-level până la librăriile native, și de la frameworkul aplicațiilor până la aplicații complete este total open source. În plus, Android este sub licență business-friendly (Apache/MIT) </text:span><text:span text:style-name="T5">astfel cei care îl folosesc pot să îl extindă și să îl îmbunătățească. </text:span></text:p>
      <text:p text:style-name="P5"><text:span text:style-name="T5"/></text:p>
      <text:p text:style-name="P6"><text:span text:style-name="T5">Astfel, dezvoltatorii au acces la întreg codul sursă. Producătorii pot să își adapteze sistemul de operare pentru a funcționa pe propriile sisteme hardware. Se pot adăuga și modificări proprietare a codului sursă, nefiind nevoie ca aceste modificări să fie apoi facute publice.</text:span></text:p>
      <text:p text:style-name="P6"><text:span text:style-name="T5"/></text:p>
      <text:p text:style-name="P6"><text:span text:style-name="T5">Există însă componente de cod low-level proprietare pentru fiecare vendor, cum ar fi stackul software pentru rețeaua celulară, WiFi, bluetooth. Android încearcă să abstractizeze cât mai puternic aceste componente pentru a ușura interfațarea cu codul specific componentelor hardware. </text:span></text:p>
      <text:p text:style-name="Standard"/>
      <text:p text:style-name="Standard">Bibliografie</text:p>
      <text:p text:style-name="Standard"/>
      <text:p text:style-name="Standard">[1] “Learning Android” by Marko Gargenta (O’Reilly). Copyright 2011 Marko Gargenta, 978-1-449-39050-1.”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21:23:03</meta:creation-date>
    <dc:date>2014-01-27T23:25:49</dc:date>
    <meta:editing-duration>PT1H32M50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13" meta:word-count="304" meta:character-count="2088" meta:non-whitespace-character-count="1793"/>
  </office:meta>
</office:document-meta>
</file>